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3" style:family="paragraph" style:parent-style-name="Standard">
      <style:paragraph-properties fo:margin-top="0in" fo:margin-bottom="0in" fo:line-height="100%" fo:text-align="start" style:justify-single-word="false"/>
      <style:text-properties style:font-name="Georgia" fo:font-size="10.5pt" style:font-size-asian="10.5pt" style:font-size-complex="10.5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text-align="start" style:justify-single-word="false"/>
      <style:text-properties fo:font-size="10.5pt" style:font-size-asian="10.5pt" style:font-size-complex="10.5pt"/>
    </style:style>
    <style:style style:name="P6"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7" style:family="paragraph" style:parent-style-name="Standard">
      <style:paragraph-properties fo:margin-top="0in" fo:margin-bottom="0in" fo:line-height="100%" fo:text-align="start" style:justify-single-word="false"/>
      <style:text-properties fo:color="#000000" style:font-name="Georgia" fo:font-size="10.5pt" fo:language="en" fo:country="US" style:font-name-asian="Georgia" style:font-size-asian="10.5pt" style:language-asian="zxx" style:country-asian="none" style:font-name-complex="Georgia" style:font-size-complex="10.5pt" style:language-complex="zxx" style:country-complex="none"/>
    </style:style>
    <style:style style:name="P8" style:family="paragraph" style:parent-style-name="Standard">
      <style:paragraph-properties fo:margin-top="0in" fo:margin-bottom="0in" fo:line-height="100%" fo:text-align="start" style:justify-single-word="false"/>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P9" style:family="paragraph" style:parent-style-name="Standard">
      <style:paragraph-properties fo:margin-top="0in" fo:margin-bottom="0in" fo:line-height="100%" fo:text-align="start" style:justify-single-word="false"/>
      <style:text-properties style:font-name="Georgia" fo:font-size="10.5pt" fo:language="en" fo:country="US" style:font-name-asian="Georgia" style:font-size-asian="10.5pt" style:language-asian="zxx" style:country-asian="none" style:font-name-complex="Georgia" style:font-size-complex="10.5pt" style:language-complex="zxx" style:country-complex="none"/>
    </style:style>
    <style:style style:name="T1" style:family="text">
      <style:text-properties fo:font-weight="bold" style:font-weight-asian="bold" style:font-weight-complex="bold"/>
    </style:style>
    <style:style style:name="T2" style:family="text">
      <style:text-properties fo:font-variant="normal" fo:text-transform="none" fo:color="#3b3d40" fo:letter-spacing="normal" fo:font-style="normal" fo:font-weight="bold" style:font-weight-asian="bold" style:font-weight-complex="bold"/>
    </style:style>
    <style:style style:name="T3" style:family="text">
      <style:text-properties fo:font-variant="normal" fo:text-transform="none" fo:color="#3b3d40" fo:letter-spacing="normal" fo:font-style="normal" fo:font-weight="normal"/>
    </style:style>
    <style:style style:name="T4" style:family="text">
      <style:text-properties fo:color="#000000" style:font-name="Georgia" fo:font-size="10.5pt" fo:language="zxx" fo:country="none" fo:font-style="italic" fo:font-weight="normal" style:font-name-asian="Georgia" style:font-size-asian="10.5pt" style:language-asian="zxx" style:country-asian="none" style:font-style-asian="italic" style:font-weight-asian="normal" style:font-name-complex="Georgia" style:font-size-complex="10.5pt" style:language-complex="zxx" style:country-complex="none" style:font-style-complex="italic" style:font-weight-complex="normal"/>
    </style:style>
    <style:style style:name="T5" style:family="text">
      <style:text-properties fo:color="#000000" style:font-name="Georgia" fo:font-size="10.5pt" fo:language="zxx" fo:country="none" fo:font-weight="normal" style:font-name-asian="Georgia" style:font-size-asian="10.5pt" style:language-asian="zxx" style:country-asian="none" style:font-weight-asian="normal" style:font-name-complex="Georgia" style:font-size-complex="10.5pt" style:language-complex="zxx" style:country-complex="none" style:font-weight-complex="normal"/>
    </style:style>
    <style:style style:name="T6" style:family="text">
      <style:text-properties fo:color="#000000" style:font-name="Georgia" fo:font-size="10.5pt" fo:font-weight="normal" style:font-size-asian="10.5pt" style:font-weight-asian="normal" style:font-size-complex="10.5pt" style:font-weight-complex="normal"/>
    </style:style>
    <style:style style:name="T7" style:family="text">
      <style:text-properties fo:color="#000000" style:font-name="Georgia" fo:language="zxx" fo:country="none" fo:font-weight="bold" style:font-name-asian="Georgia" style:language-asian="zxx" style:country-asian="none" style:font-weight-asian="bold" style:font-name-complex="Georgia" style:language-complex="zxx" style:country-complex="none" style:font-weight-complex="bold"/>
    </style:style>
    <style:style style:name="T8" style:family="text">
      <style:text-properties fo:color="#000000" style:font-name="Georgia" fo:language="en" fo:country="US" fo:font-weight="bold" style:font-name-asian="Georgia" style:language-asian="zxx" style:country-asian="none" style:font-weight-asian="bold" style:font-name-complex="Georgia" style:language-complex="zxx" style:country-complex="none" style:font-weight-complex="bold"/>
    </style:style>
    <style:style style:name="T9" style:family="text">
      <style:text-properties fo:color="#000000" style:font-name="Georgia" fo:language="en" fo:country="US" style:font-name-asian="Georgia" style:language-asian="zxx" style:country-asian="none" style:font-name-complex="Georgia" style:language-complex="zxx" style:country-complex="none"/>
    </style:style>
    <style:style style:name="T10" style:family="text">
      <style:text-properties style:font-name="Georgia"/>
    </style:style>
    <style:style style:name="T11" style:family="text">
      <style:text-properties style:font-name="Georgia" fo:font-size="10.5pt" fo:font-weight="bold" style:font-size-asian="10.5pt" style:font-weight-asian="bold" style:font-size-complex="10.5pt" style:font-weight-complex="bold"/>
    </style:style>
    <style:style style:name="T12" style:family="text">
      <style:text-properties style:font-name="Georgia" fo:language="zxx" fo:country="none" style:font-name-asian="Georgia" style:language-asian="zxx" style:country-asian="none" style:font-name-complex="Georgia" style:language-complex="zxx" style:country-complex="none"/>
    </style:style>
    <style:style style:name="T13" style:family="text">
      <style:text-properties style:font-name="Georgia" fo:language="zxx" fo:country="none" fo:font-weight="bold" style:font-name-asian="Georgia" style:language-asian="zxx" style:country-asian="none" style:font-weight-asian="bold" style:font-name-complex="Georgia" style:language-complex="zxx" style:country-complex="none" style:font-weight-complex="bold"/>
    </style:style>
    <style:style style:name="T14" style:family="text">
      <style:text-properties style:font-name="Georgia" fo:language="en" fo:country="US" style:font-name-asian="Georgia" style:language-asian="zxx" style:country-asian="none" style:font-name-complex="Georgia" style:language-complex="zxx" style:country-complex="none"/>
    </style:style>
    <style:style style:name="T15" style:family="text">
      <style:text-properties style:font-name="Georgia" fo:font-weight="bold" style:font-weight-asian="bold" style:font-weight-complex="bold"/>
    </style:style>
    <style:style style:name="T16" style:family="text">
      <style:text-properties fo:language="zxx" fo:country="none" style:font-name-asian="Georgia" style:language-asian="zxx" style:country-asian="none" style:font-name-complex="Georgia"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e Final Prayer Meeting</text:span> </text:p>
      <text:p text:style-name="P1"><text:span text:style-name="T1">Read:</text:span> Revelation 6:12-17</text:p>
      <text:p text:style-name="P4"><text:span text:style-name="T11">Text:</text:span><text:span text:style-name="T6"> </text:span><text:span text:style-name="T5">Jeremiah 29:13-14 <text:s/>“And ye shall seek me, and find </text:span><text:span text:style-name="T4">me,</text:span><text:span text:style-name="T5"> when ye shall search for me with all your heart. <text:s/>And I will be found of you, saith the LORD...” </text:span></text:p>
      <text:p text:style-name="P3"><text:span text:style-name="T2">Introduction:</text:span><text:span text:style-name="T3"> When the final (sixth) seal is opened we see the end of those who have rejected the way of salvation. <text:s/>These men and women have opted out of the one and only possible hope available to mankind. <text:s/>Even in this hopeless condition they refuse to seek the mercy offered to “whosoever will...</text:span><text:span text:style-name="T16">take the water of life freely.” (Revelation 22:17) <text:s/>We are about to see the largest prayer meeting in the history of the universe.</text:span></text:p>
      <text:p text:style-name="P2"><text:span text:style-name="T1">The congregation:</text:span> Just who will be present for this great prayer? <text:s/>There will be emperors, kings, and presidents, as well as untold numbers of lesser political position holders. There will be dictators and tyrants and many others who have had the best security that this world can offer. <text:s/>Those who fashion human events by their influence and manipulations will be there and, for the first time, be powerless with their attendance. </text:p>
      <text:p text:style-name="P2">The incredibly wealthy will be there and will learn, perhaps for the first time, that money cannot extract them from the judgment of God. <text:s/>A great mass of people will be there who are the “go along to get along” crowd. They have adopted the slippery morality of those who are determined not to judge others who are living in contradiction to what God has declared to be sinful. <text:s/>Their sin has been exposed and there is no way to erase it. <text:s/>Pride, arrogance, racism, and all forms of social elitism will be there in the hearts of all those who practice them. <text:s/>All who have rejected God's free offer of salvation including the less fortunate, the homeless, the addicted, the petty criminals and the well behaved (morally upright) citizens who failed to accept the savior. </text:p>
      <text:p text:style-name="P2"><text:s text:c="2"/>There are many at this prayer meeting who seem like good people but they have chosen not to trust in Christ. <text:s/>Pastors, evangelists, bishops as well as others of the clergy will be included in this crowd. <text:s/>No one will be exempted regardless of their religious pedigree. <text:s/>What qualified these people to participate in this prayer meeting? <text:s/>Only the fact that they had managed to survive the judgments of the first 5 seals.</text:p>
      <text:p text:style-name="P2"><text:span text:style-name="T1">The Situation:</text:span> There had been a global earthquake resulting in every mountain and every island being moved. <text:s/>The sun was shut off <text:s/>(like a light switch). <text:s/>The moon, having no sunlight to reflect, became a dark blob with a blood like glow. <text:s/>It was a time of utter darkness. <text:s/>The stars were falling like meteors and the sky seemed to be disappearing as well. <text:s/>The fear was so thick that you could cut it with a knife. Everybody was looking for a place to hide. <text:s/>They were in total despair. <text:s/>The rapture of the church had taken place. <text:s/>They scoffed but internally were terrified that </text:p>
      <text:p text:style-name="P2">they had missed their chance at salvation. <text:s/>They refused to humble them</text:p>
      <text:p text:style-name="P2">-selves and stubbornly justified their wrong choices daily.</text:p>
      <text:p text:style-name="P5"><text:span text:style-name="T7">The </text:span><text:span text:style-name="T8">god they prayed to:</text:span><text:span text:style-name="T9"> These individuals are in a panic. <text:s/>They were scared of the judgments that were coming from the God that they had rejected. <text:s/>They were too arrogant to admit it but they had rejected truth for so long that they deliberately chose to follow the lies that they had perpetrated. <text:s/>They could be classified as “Never God-ers.”</text:span></text:p>
      <text:p text:style-name="P7"><text:s text:c="2"/>They prayed to the rocks and mountains. <text:s/>Can you imagine it? <text:s/>These people who have ignored the history of God, the Word of God, the judgments of God, and basically spoken and lived as if there is no God; now pray to the rocks and mountains as if they are gods. <text:s/>They have idolized “mother earth” and now they, who are too intelligent to believe in Almighty God, are caught praying to mere rocks and dirt. <text:s/>While recog-nizing the Lamb of God as the one spewing out His wrath; they are foolish enough to insult and ignore Him; as they ascribe intelligence and power to the lowest part of His creation.</text:p>
      <text:p text:style-name="P5"><text:span text:style-name="T15">The prayer request:</text:span><text:span text:style-name="T10"> “</text:span><text:span text:style-name="T12">Fall on us, and hide us from the face of him that sitteth on the throne, and from the wrath of the Lamb: For the great day of his wrath is come; and who shall be able to stand?” <text:s/>This Lamb of God which was sent to take away the sin of the world; the same Lamb of God who was rejected and ignored by them as they sought any other god that was offered in their sinful life; this is the Lamb of God from whom they wish to hide. <text:s/>They wish to be hidden from His view and to have them-selves blinded to His presence. </text:span></text:p>
      <text:p text:style-name="P8"><text:s text:c="2"/>Their prayer is motivated by fear and pride. <text:s/>It is as if they believe that as long as their eyes are closed they are in no danger from the enemy in the room.</text:p>
      <text:p text:style-name="P3"><text:span text:style-name="T13">Conclude:</text:span><text:span text:style-name="T12"> there are different ways in which people respond to the judgment of God. <text:s/>At the sinking of the Titanic there were many who froze in terror and went to their death who may have been saved or able to help save others. One man who was a pastor chose to lead folks to Christ. He knew that it was impossible to survive for long in the freezing water. Witnesses said that he swam from one person to another proclaiming Jesus and leading men to Christ until he, at last slipped under the water himself. <text:s/>On 911 we saw many folks leap to their death while a man on one of the highest floors gathered all his </text:span><text:span text:style-name="T14">colleagues into a conference room and shared the Gospel with them imploring them to accept Christ. Many did and they entered heaven together. </text:span></text:p>
      <text:p text:style-name="P9"><text:s text:c="2"/>In the next chapter we read about those who did not pray to rocks and dirt. <text:s/>The scripture found there point to 144,000 Israelite's, who were saved, and a multitude that no man could number that were also saved during the great tribulation. </text:p>
      <text:p text:style-name="P9"><text:s text:c="2"/>These could have prayed to Christ and been saved but they chose to pray to the rocks and mountain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8</meta:editing-cycles>
    <meta:creation-date>2014-03-28T17:34:00</meta:creation-date>
    <dc:date>2021-01-13T10:21:29.79</dc:date>
    <meta:editing-duration>PT23H33M37S</meta:editing-duration>
    <meta:generator>OpenOffice/4.1.3$Win32 OpenOffice.org_project/413m1$Build-9783</meta:generator>
    <meta:printed-by>j </meta:printed-by>
    <meta:print-date>2021-01-13T10:20:39.48</meta:print-date>
    <meta:document-statistic meta:table-count="0" meta:image-count="0" meta:object-count="0" meta:page-count="1" meta:paragraph-count="17" meta:word-count="1035" meta:character-count="57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